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Standard">
      <style:paragraph-properties fo:text-align="start" style:justify-single-word="false"/>
    </style:style>
    <style:style style:name="P85" style:family="paragraph" style:parent-style-name="Standard">
      <style:paragraph-properties fo:text-align="start" style:justify-single-word="false"/>
      <style:text-properties officeooo:paragraph-rsid="01449569"/>
    </style:style>
    <style:style style:name="P86" style:family="paragraph" style:parent-style-name="Table_20_Contents">
      <style:paragraph-properties fo:text-align="start" style:justify-single-word="false"/>
      <style:text-properties officeooo:paragraph-rsid="002a4180"/>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Text_20_body" style:list-style-name="L1">
      <style:paragraph-properties fo:text-align="start" style:justify-single-word="false"/>
    </style:style>
    <style:style style:name="P89" style:family="paragraph" style:parent-style-name="Text_20_body" style:list-style-name="L1">
      <style:paragraph-properties fo:text-align="start" style:justify-single-word="false"/>
      <style:text-properties officeooo:paragraph-rsid="00c9d92f"/>
    </style:style>
    <style:style style:name="P90" style:family="paragraph" style:parent-style-name="Text_20_body" style:list-style-name="L2">
      <style:paragraph-properties fo:text-align="start" style:justify-single-word="false"/>
    </style:style>
    <style:style style:name="P91" style:family="paragraph" style:parent-style-name="Text_20_body" style:list-style-name="L3">
      <style:paragraph-properties fo:text-align="start" style:justify-single-word="false"/>
      <style:text-properties officeooo:paragraph-rsid="0043508b"/>
    </style:style>
    <style:style style:name="P92" style:family="paragraph" style:parent-style-name="Text_20_body" style:list-style-name="L3">
      <style:paragraph-properties fo:text-align="start" style:justify-single-word="false"/>
      <style:text-properties officeooo:paragraph-rsid="004289af"/>
    </style:style>
    <style:style style:name="P93" style:family="paragraph" style:parent-style-name="Text_20_body" style:list-style-name="L7">
      <style:paragraph-properties fo:text-align="start" style:justify-single-word="false"/>
    </style:style>
    <style:style style:name="P94" style:family="paragraph" style:parent-style-name="Text_20_body" style:list-style-name="L11">
      <style:paragraph-properties fo:text-align="start" style:justify-single-word="false"/>
      <style:text-properties officeooo:paragraph-rsid="0183ae4a"/>
    </style:style>
    <style:style style:name="P95" style:family="paragraph" style:parent-style-name="Text_20_body" style:list-style-name="L14">
      <style:paragraph-properties fo:text-align="start" style:justify-single-word="false"/>
    </style:style>
    <style:style style:name="P96" style:family="paragraph" style:parent-style-name="Text_20_body" style:list-style-name="L4">
      <style:paragraph-properties fo:text-align="start" style:justify-single-word="false"/>
      <style:text-properties officeooo:rsid="00487cf1" officeooo:paragraph-rsid="00487cf1"/>
    </style:style>
    <style:style style:name="P97" style:family="paragraph" style:parent-style-name="Text_20_body" style:list-style-name="L5">
      <style:paragraph-properties fo:text-align="start" style:justify-single-word="false"/>
      <style:text-properties officeooo:rsid="004b3c1a" officeooo:paragraph-rsid="004b3c1a"/>
    </style:style>
    <style:style style:name="P98" style:family="paragraph" style:parent-style-name="Text_20_body" style:list-style-name="L5">
      <style:paragraph-properties fo:text-align="start" style:justify-single-word="false"/>
      <style:text-properties officeooo:rsid="004df307" officeooo:paragraph-rsid="004df307"/>
    </style:style>
    <style:style style:name="P99" style:family="paragraph" style:parent-style-name="Text_20_body" style:list-style-name="L6"/>
    <style:style style:name="P100" style:family="paragraph" style:parent-style-name="Text_20_body" style:list-style-name="L6">
      <style:text-properties officeooo:paragraph-rsid="000fc9db"/>
    </style:style>
    <style:style style:name="P101" style:family="paragraph" style:parent-style-name="Text_20_body" style:list-style-name="L8">
      <style:paragraph-properties fo:text-align="start" style:justify-single-word="false"/>
      <style:text-properties officeooo:rsid="010d8c95" officeooo:paragraph-rsid="010d8c95"/>
    </style:style>
    <style:style style:name="P102" style:family="paragraph" style:parent-style-name="Text_20_body" style:list-style-name="L9">
      <style:paragraph-properties fo:text-align="start" style:justify-single-word="false"/>
      <style:text-properties officeooo:rsid="015b6a08" officeooo:paragraph-rsid="015b6a08"/>
    </style:style>
    <style:style style:name="P103" style:family="paragraph" style:parent-style-name="Text_20_body" style:list-style-name="L9">
      <style:paragraph-properties fo:text-align="start" style:justify-single-word="false"/>
      <style:text-properties style:text-position="0% 100%" officeooo:rsid="015c0fb1" officeooo:paragraph-rsid="015c0fb1"/>
    </style:style>
    <style:style style:name="P104" style:family="paragraph" style:parent-style-name="Text_20_body" style:list-style-name="L9">
      <style:paragraph-properties fo:text-align="start" style:justify-single-word="false"/>
      <style:text-properties style:text-position="0% 100%" officeooo:rsid="015fcbaa" officeooo:paragraph-rsid="015fcbaa"/>
    </style:style>
    <style:style style:name="P105" style:family="paragraph" style:parent-style-name="Text_20_body" style:list-style-name="L10">
      <style:paragraph-properties fo:text-align="start" style:justify-single-word="false"/>
      <style:text-properties style:text-position="0% 100%" officeooo:rsid="0156ea73" officeooo:paragraph-rsid="0156ea73"/>
    </style:style>
    <style:style style:name="P106" style:family="paragraph" style:parent-style-name="Text_20_body" style:list-style-name="L10">
      <style:paragraph-properties fo:text-align="start" style:justify-single-word="false"/>
      <style:text-properties style:text-position="0% 100%" officeooo:rsid="01572456" officeooo:paragraph-rsid="01572456"/>
    </style:style>
    <style:style style:name="P107" style:family="paragraph" style:parent-style-name="Text_20_body" style:list-style-name="L10">
      <style:paragraph-properties fo:text-align="start" style:justify-single-word="false"/>
      <style:text-properties style:text-position="0% 100%" officeooo:rsid="01572456" officeooo:paragraph-rsid="016cbe95"/>
    </style:style>
    <style:style style:name="P108" style:family="paragraph" style:parent-style-name="Text_20_body" style:list-style-name="L10">
      <style:paragraph-properties fo:text-align="start" style:justify-single-word="false"/>
      <style:text-properties style:text-position="0% 100%" officeooo:rsid="01572456" officeooo:paragraph-rsid="01576b75"/>
    </style:style>
    <style:style style:name="P109" style:family="paragraph" style:parent-style-name="Text_20_body" style:list-style-name="L12">
      <style:paragraph-properties fo:text-align="start" style:justify-single-word="false"/>
      <style:text-properties style:text-position="0% 100%" officeooo:rsid="01572456" officeooo:paragraph-rsid="017f67a3"/>
    </style:style>
    <style:style style:name="P110" style:family="paragraph" style:parent-style-name="Text_20_body" style:list-style-name="L12">
      <style:paragraph-properties fo:text-align="start" style:justify-single-word="false"/>
      <style:text-properties style:text-position="0% 100%" officeooo:rsid="017d0427" officeooo:paragraph-rsid="017d0427"/>
    </style:style>
    <style:style style:name="P111" style:family="paragraph" style:parent-style-name="Text_20_body" style:list-style-name="L9">
      <style:paragraph-properties fo:text-align="start" style:justify-single-word="false"/>
      <style:text-properties officeooo:rsid="015ca488" officeooo:paragraph-rsid="015ca488"/>
    </style:style>
    <style:style style:name="P112" style:family="paragraph" style:parent-style-name="Text_20_body" style:list-style-name="L9">
      <style:paragraph-properties fo:text-align="start" style:justify-single-word="false"/>
      <style:text-properties officeooo:rsid="015dedb1" officeooo:paragraph-rsid="015dedb1"/>
    </style:style>
    <style:style style:name="P113" style:family="paragraph" style:parent-style-name="Text_20_body" style:list-style-name="L9">
      <style:paragraph-properties fo:text-align="start" style:justify-single-word="false"/>
      <style:text-properties officeooo:rsid="015fcbaa" officeooo:paragraph-rsid="015fcbaa"/>
    </style:style>
    <style:style style:name="P114" style:family="paragraph" style:parent-style-name="Text_20_body" style:list-style-name="L9">
      <style:paragraph-properties fo:text-align="start" style:justify-single-word="false"/>
      <style:text-properties officeooo:rsid="01606274" officeooo:paragraph-rsid="01687abe"/>
    </style:style>
    <style:style style:name="P115" style:family="paragraph" style:parent-style-name="Text_20_body" style:list-style-name="L13"/>
    <style:style style:name="P116" style:family="paragraph" style:parent-style-name="Text_20_body" style:list-style-name="L15">
      <style:paragraph-properties fo:text-align="start" style:justify-single-word="false"/>
      <style:text-properties officeooo:rsid="00810387" officeooo:paragraph-rsid="00810387"/>
    </style:style>
    <style:style style:name="P117" style:family="paragraph" style:parent-style-name="Text_20_body" style:list-style-name="L15">
      <style:paragraph-properties fo:text-align="start" style:justify-single-word="false"/>
      <style:text-properties officeooo:rsid="0082d089" officeooo:paragraph-rsid="0082d089"/>
    </style:style>
    <style:style style:name="P118"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9"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20" style:family="paragraph" style:parent-style-name="Text_20_body" style:list-style-name="L15">
      <style:paragraph-properties fo:text-align="start" style:justify-single-word="false"/>
      <style:text-properties officeooo:rsid="0083254e" officeooo:paragraph-rsid="0083254e"/>
    </style:style>
    <style:style style:name="P121" style:family="paragraph" style:parent-style-name="Text_20_body" style:list-style-name="L16">
      <style:paragraph-properties fo:text-align="start" style:justify-single-word="false"/>
      <style:text-properties officeooo:rsid="0083254e" officeooo:paragraph-rsid="00887781"/>
    </style:style>
    <style:style style:name="P122" style:family="paragraph" style:parent-style-name="Text_20_body" style:list-style-name="L15">
      <style:paragraph-properties fo:text-align="start" style:justify-single-word="false"/>
      <style:text-properties officeooo:rsid="0086892f" officeooo:paragraph-rsid="008b4d44"/>
    </style:style>
    <style:style style:name="P123" style:family="paragraph" style:parent-style-name="Text_20_body" style:list-style-name="L16">
      <style:paragraph-properties fo:text-align="start" style:justify-single-word="false"/>
      <style:text-properties officeooo:rsid="00887781" officeooo:paragraph-rsid="00887781"/>
    </style:style>
    <style:style style:name="P124" style:family="paragraph" style:parent-style-name="Text_20_body" style:list-style-name="L16">
      <style:paragraph-properties fo:text-align="start" style:justify-single-word="false"/>
      <style:text-properties officeooo:rsid="008e719e" officeooo:paragraph-rsid="008e719e"/>
    </style:style>
    <style:style style:name="P125" style:family="paragraph" style:parent-style-name="Text_20_body" style:list-style-name="L13">
      <style:paragraph-properties fo:margin-top="0in" fo:margin-bottom="0in" loext:contextual-spacing="false"/>
    </style:style>
    <style:style style:name="P126" style:family="paragraph" style:parent-style-name="Heading_20_3">
      <style:paragraph-properties fo:text-align="center" style:justify-single-word="false" fo:break-before="page"/>
    </style:style>
    <style:style style:name="P127" style:family="paragraph" style:parent-style-name="Heading_20_3">
      <style:paragraph-properties fo:text-align="center" style:justify-single-word="false" fo:break-before="page"/>
      <style:text-properties officeooo:paragraph-rsid="00152eed"/>
    </style:style>
    <style:style style:name="P128" style:family="paragraph" style:parent-style-name="Heading_20_3">
      <style:paragraph-properties fo:text-align="center" style:justify-single-word="false" fo:break-before="page"/>
      <style:text-properties officeooo:paragraph-rsid="00411f66"/>
    </style:style>
    <style:style style:name="P129" style:family="paragraph" style:parent-style-name="Heading_20_3">
      <style:paragraph-properties fo:text-align="center" style:justify-single-word="false" fo:break-before="page"/>
      <style:text-properties officeooo:paragraph-rsid="0024a40e"/>
    </style:style>
    <style:style style:name="P130" style:family="paragraph" style:parent-style-name="Heading_20_3">
      <style:paragraph-properties fo:text-align="center" style:justify-single-word="false" fo:break-before="page"/>
      <style:text-properties officeooo:paragraph-rsid="0035b834"/>
    </style:style>
    <style:style style:name="P131" style:family="paragraph" style:parent-style-name="Heading_20_3">
      <style:paragraph-properties fo:text-align="center" style:justify-single-word="false" fo:break-before="page"/>
      <style:text-properties officeooo:paragraph-rsid="0019908b"/>
    </style:style>
    <style:style style:name="P132" style:family="paragraph" style:parent-style-name="Heading_20_3">
      <style:paragraph-properties fo:text-align="center" style:justify-single-word="false" fo:break-before="page"/>
      <style:text-properties officeooo:rsid="00cf1ba9" officeooo:paragraph-rsid="00cf1ba9"/>
    </style:style>
    <style:style style:name="P133" style:family="paragraph" style:parent-style-name="Heading_20_3">
      <style:paragraph-properties fo:text-align="center" style:justify-single-word="false" fo:break-before="page"/>
      <style:text-properties officeooo:rsid="018d163d" officeooo:paragraph-rsid="018d163d"/>
    </style:style>
    <style:style style:name="P134" style:family="paragraph" style:parent-style-name="Heading_20_3">
      <style:paragraph-properties fo:text-align="center" style:justify-single-word="false" fo:break-before="page"/>
      <style:text-properties officeooo:rsid="0188c704" officeooo:paragraph-rsid="0188c704"/>
    </style:style>
    <style:style style:name="P135" style:family="paragraph" style:parent-style-name="Heading_20_3">
      <style:paragraph-properties fo:text-align="center" style:justify-single-word="false" fo:break-before="page"/>
      <style:text-properties officeooo:rsid="00487cf1" officeooo:paragraph-rsid="00487cf1"/>
    </style:style>
    <style:style style:name="P136" style:family="paragraph" style:parent-style-name="Heading_20_3">
      <style:paragraph-properties fo:text-align="center" style:justify-single-word="false" fo:break-before="page"/>
      <style:text-properties officeooo:rsid="00b5435f" officeooo:paragraph-rsid="00b5435f"/>
    </style:style>
    <style:style style:name="P137" style:family="paragraph" style:parent-style-name="Heading_20_3">
      <style:paragraph-properties fo:text-align="center" style:justify-single-word="false" fo:break-before="page"/>
      <style:text-properties officeooo:rsid="010cbac2" officeooo:paragraph-rsid="010cbac2"/>
    </style:style>
    <style:style style:name="P138" style:family="paragraph" style:parent-style-name="Heading_20_3">
      <style:paragraph-properties fo:text-align="center" style:justify-single-word="false" fo:break-before="page"/>
      <style:text-properties officeooo:rsid="00e700eb" officeooo:paragraph-rsid="00e700eb"/>
    </style:style>
    <style:style style:name="P13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40" style:family="paragraph" style:parent-style-name="Heading_20_3">
      <style:paragraph-properties fo:text-align="center" style:justify-single-word="false" fo:break-before="page"/>
      <style:text-properties officeooo:rsid="00de3571" officeooo:paragraph-rsid="00de3571"/>
    </style:style>
    <style:style style:name="P141" style:family="paragraph" style:parent-style-name="Heading_20_3">
      <style:paragraph-properties fo:text-align="center" style:justify-single-word="false" fo:break-before="page"/>
      <style:text-properties officeooo:rsid="009d8bfd" officeooo:paragraph-rsid="009d8bfd"/>
    </style:style>
    <style:style style:name="P142" style:family="paragraph" style:parent-style-name="Heading_20_3">
      <style:paragraph-properties fo:text-align="center" style:justify-single-word="false" fo:break-before="page"/>
      <style:text-properties officeooo:rsid="01397eb0" officeooo:paragraph-rsid="013ae5c7"/>
    </style:style>
    <style:style style:name="P143" style:family="paragraph" style:parent-style-name="Heading_20_3">
      <style:paragraph-properties fo:text-align="center" style:justify-single-word="false" fo:break-before="page"/>
      <style:text-properties officeooo:rsid="0121192b" officeooo:paragraph-rsid="0121192b"/>
    </style:style>
    <style:style style:name="P144" style:family="paragraph" style:parent-style-name="Heading_20_3">
      <style:paragraph-properties fo:text-align="center" style:justify-single-word="false" fo:break-before="page"/>
      <style:text-properties officeooo:rsid="00ad6e49" officeooo:paragraph-rsid="00ad6e49"/>
    </style:style>
    <style:style style:name="P145" style:family="paragraph" style:parent-style-name="Heading_20_3">
      <style:paragraph-properties fo:text-align="center" style:justify-single-word="false" fo:break-before="page"/>
      <style:text-properties officeooo:rsid="01d72c43" officeooo:paragraph-rsid="01d72c43"/>
    </style:style>
    <style:style style:name="P146" style:family="paragraph" style:parent-style-name="Heading_20_3">
      <style:paragraph-properties fo:text-align="center" style:justify-single-word="false" fo:break-before="page"/>
      <style:text-properties officeooo:rsid="00805d05"/>
    </style:style>
    <style:style style:name="P147" style:family="paragraph" style:parent-style-name="Heading_20_3">
      <style:paragraph-properties fo:text-align="center" style:justify-single-word="false" fo:break-before="page"/>
      <style:text-properties officeooo:rsid="00701511" officeooo:paragraph-rsid="007d1904"/>
    </style:style>
    <style:style style:name="P14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T198" style:family="text">
      <style:text-properties officeooo:rsid="01da944f"/>
    </style:style>
    <style:style style:name="T199" style:family="text">
      <style:text-properties officeooo:rsid="01e94ba1"/>
    </style:style>
    <style:style style:name="T200" style:family="text">
      <style:text-properties officeooo:rsid="01ea159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text:a xlink:type="simple" xlink:href="#__RefHeading__697_1754408385" text:style-name="Index_20_Link" text:visited-style-name="Index_20_Link">Introduction<text:tab/>2</text:a></text:p>
          <text:p text:style-name="P87"><text:a xlink:type="simple" xlink:href="#__RefHeading__804_1754408385" text:style-name="Index_20_Link" text:visited-style-name="Index_20_Link">Accounts<text:tab/>3</text:a></text:p>
          <text:p text:style-name="P87"><text:a xlink:type="simple" xlink:href="#__RefHeading__807_1754408385" text:style-name="Index_20_Link" text:visited-style-name="Index_20_Link">Adaptive Echo<text:tab/>4</text:a></text:p>
          <text:p text:style-name="P87"><text:a xlink:type="simple" xlink:href="#__RefHeading__186_1525007520" text:style-name="Index_20_Link" text:visited-style-name="Index_20_Link">Block Cipher Modes of Operation<text:tab/>5</text:a></text:p>
          <text:p text:style-name="P87"><text:a xlink:type="simple" xlink:href="#__RefHeading___Toc1165_1635037974" text:style-name="Index_20_Link" text:visited-style-name="Index_20_Link">Capabilities Sharing<text:tab/>6</text:a></text:p>
          <text:p text:style-name="P87"><text:a xlink:type="simple" xlink:href="#__RefHeading__810_1754408385" text:style-name="Index_20_Link" text:visited-style-name="Index_20_Link">Communication Methods<text:tab/>7</text:a></text:p>
          <text:p text:style-name="P87"><text:a xlink:type="simple" xlink:href="#__RefHeading__297_1157459078" text:style-name="Index_20_Link" text:visited-style-name="Index_20_Link">Communication Model<text:tab/>8</text:a></text:p>
          <text:p text:style-name="P87"><text:a xlink:type="simple" xlink:href="#__RefHeading___Toc1909_830128324" text:style-name="Index_20_Link" text:visited-style-name="Index_20_Link">Communication Sessions<text:tab/>9</text:a></text:p>
          <text:p text:style-name="P87"><text:a xlink:type="simple" xlink:href="#__RefHeading___Toc1856_112550698" text:style-name="Index_20_Link" text:visited-style-name="Index_20_Link">Compilation Process<text:tab/>10</text:a></text:p>
          <text:p text:style-name="P87"><text:a xlink:type="simple" xlink:href="#__RefHeading__283_2127962396" text:style-name="Index_20_Link" text:visited-style-name="Index_20_Link">Configuration Settings<text:tab/>11</text:a></text:p>
          <text:p text:style-name="P87"><text:a xlink:type="simple" xlink:href="#__RefHeading__813_1754408385" text:style-name="Index_20_Link" text:visited-style-name="Index_20_Link">Constant-Time Comparison Function<text:tab/>12</text:a></text:p>
          <text:p text:style-name="P87"><text:a xlink:type="simple" xlink:href="#__RefHeading__816_1754408385" text:style-name="Index_20_Link" text:visited-style-name="Index_20_Link">Echo<text:tab/>13</text:a></text:p>
          <text:p text:style-name="P87"><text:a xlink:type="simple" xlink:href="#__RefHeading__651_817640049" text:style-name="Index_20_Link" text:visited-style-name="Index_20_Link">Echo Public Key Sharing<text:tab/>14</text:a></text:p>
          <text:p text:style-name="P87"><text:a xlink:type="simple" xlink:href="#__RefHeading__266_198272384" text:style-name="Index_20_Link" text:visited-style-name="Index_20_Link">Electronic Mail<text:tab/>15</text:a></text:p>
          <text:p text:style-name="P87"><text:a xlink:type="simple" xlink:href="#__RefHeading___Toc649_890794201" text:style-name="Index_20_Link" text:visited-style-name="Index_20_Link">Electronic Mail Forward Secrecy<text:tab/>16</text:a></text:p>
          <text:p text:style-name="P87"><text:a xlink:type="simple" xlink:href="#__RefHeading__819_1754408385" text:style-name="Index_20_Link" text:visited-style-name="Index_20_Link">Encrypted and Authenticated Containers<text:tab/>17</text:a></text:p>
          <text:p text:style-name="P87"><text:a xlink:type="simple" xlink:href="#__RefHeading__603_490309552" text:style-name="Index_20_Link" text:visited-style-name="Index_20_Link">File Encryption<text:tab/>18</text:a></text:p>
          <text:p text:style-name="P87"><text:a xlink:type="simple" xlink:href="#__RefHeading___Toc1120_495770474" text:style-name="Index_20_Link" text:visited-style-name="Index_20_Link">Fragmented StarBeams<text:tab/>19</text:a></text:p>
          <text:p text:style-name="P87"><text:a xlink:type="simple" xlink:href="#__RefHeading__822_1754408385" text:style-name="Index_20_Link" text:visited-style-name="Index_20_Link">Key Derivation<text:tab/>20</text:a></text:p>
          <text:p text:style-name="P87"><text:a xlink:type="simple" xlink:href="#__RefHeading__210_1274879713" text:style-name="Index_20_Link" text:visited-style-name="Index_20_Link">Hybrid System<text:tab/>21</text:a></text:p>
          <text:p text:style-name="P87"><text:a xlink:type="simple" xlink:href="#__RefHeading___Toc1332_384061765" text:style-name="Index_20_Link" text:visited-style-name="Index_20_Link">Local Private Application Interfaces<text:tab/>22</text:a></text:p>
          <text:p text:style-name="P87"><text:a xlink:type="simple" xlink:href="#__RefHeading___Toc1246_1817743241" text:style-name="Index_20_Link" text:visited-style-name="Index_20_Link">McEliece<text:tab/>23</text:a></text:p>
          <text:p text:style-name="P87"><text:a xlink:type="simple" xlink:href="#__RefHeading__299_1157459078" text:style-name="Index_20_Link" text:visited-style-name="Index_20_Link">Multiple Devices<text:tab/>25</text:a></text:p>
          <text:p text:style-name="P87"><text:a xlink:type="simple" xlink:href="#__RefHeading___Toc1195_307987230" text:style-name="Index_20_Link" text:visited-style-name="Index_20_Link">Non-Volatile Congestion Control Memory<text:tab/>26</text:a></text:p>
          <text:p text:style-name="P87"><text:a xlink:type="simple" xlink:href="#__RefHeading___Toc1209_1984784944" text:style-name="Index_20_Link" text:visited-style-name="Index_20_Link">NTL<text:tab/>27</text:a></text:p>
          <text:p text:style-name="P87"><text:a xlink:type="simple" xlink:href="#__RefHeading___Toc1036_18893826" text:style-name="Index_20_Link" text:visited-style-name="Index_20_Link">Pass-through Devices<text:tab/>28</text:a></text:p>
          <text:p text:style-name="P87"><text:a xlink:type="simple" xlink:href="#__RefHeading__253_527466761" text:style-name="Index_20_Link" text:visited-style-name="Index_20_Link">Poptastic<text:tab/>29</text:a></text:p>
          <text:p text:style-name="P87"><text:a xlink:type="simple" xlink:href="#__RefHeading__169_1115980955" text:style-name="Index_20_Link" text:visited-style-name="Index_20_Link">Public Key Infrastructure<text:tab/>30</text:a></text:p>
          <text:p text:style-name="P87"><text:a xlink:type="simple" xlink:href="#__RefHeading___Toc1516_1997043320" text:style-name="Index_20_Link" text:visited-style-name="Index_20_Link">Public Key Sharing<text:tab/>31</text:a></text:p>
          <text:p text:style-name="P87"><text:a xlink:type="simple" xlink:href="#__RefHeading___Toc1373_1503577792" text:style-name="Index_20_Link" text:visited-style-name="Index_20_Link">Secure Memory<text:tab/>32</text:a></text:p>
          <text:p text:style-name="P87"><text:a xlink:type="simple" xlink:href="#__RefHeading___Toc631_61244466" text:style-name="Index_20_Link" text:visited-style-name="Index_20_Link">Sessions<text:tab/>33</text:a></text:p>
          <text:p text:style-name="P87"><text:a xlink:type="simple" xlink:href="#__RefHeading__330_678579420" text:style-name="Index_20_Link" text:visited-style-name="Index_20_Link">Socialist Millionaire Protocol<text:tab/>34</text:a></text:p>
          <text:p text:style-name="P87"><text:a xlink:type="simple" xlink:href="#__RefHeading___Toc1097_1460767439" text:style-name="Index_20_Link" text:visited-style-name="Index_20_Link">Sources of Entropy<text:tab/>35</text:a></text:p>
          <text:p text:style-name="P87"><text:a xlink:type="simple" xlink:href="#__RefHeading___Toc2002_1921997545" text:style-name="Index_20_Link" text:visited-style-name="Index_20_Link">Surreptitious Forwarding<text:tab/>36</text:a></text:p>
          <text:p text:style-name="P87"><text:a xlink:type="simple" xlink:href="#__RefHeading__230_1536820662" text:style-name="Index_20_Link" text:visited-style-name="Index_20_Link">Two-Way Calling<text:tab/>37</text:a></text:p>
          <text:p text:style-name="P87"><text:a xlink:type="simple" xlink:href="#__RefHeading___Toc842_866388615" text:style-name="Index_20_Link" text:visited-style-name="Index_20_Link">Verifying Ownership of Public Keys<text:tab/>38</text:a></text:p>
          <text:p text:style-name="P87"><text:a xlink:type="simple" xlink:href="#__RefHeading___Toc839_866388615" text:style-name="Index_20_Link" text:visited-style-name="Index_20_Link">Wide Lanes<text:tab/>40</text:a></text:p>
          <text:p text:style-name="P87"><text:a xlink:type="simple" xlink:href="#__RefHeading___Toc748_390620771" text:style-name="Index_20_Link" text:visited-style-name="Index_20_Link">References<text:tab/>41</text:a></text:p>
        </text:index-body>
      </text:table-of-content>
      <text:p text:style-name="Standard"/>
      <text:h text:style-name="P126" text:outline-level="3"><text:bookmark-start text:name="__RefHeading__697_1754408385"/>Introduction<text:bookmark-end text:name="__RefHeading__697_1754408385"/></text:h>
      <text:p text:style-name="P85">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5"/>
      <text:p text:style-name="P85">Please note that the Echo algorithm and its name are not derived from Ernest J. H. Chang's 1982 Echo Algorithms: Depth Parallel Operations on General Graphs paper.</text:p>
      <text:p text:style-name="P85"/>
      <text:p text:style-name="P85"><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4"/>
      <text:h text:style-name="P126"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7270299894497209443" text:style-name="L1">
        <text:list-item>
          <text:p text:style-name="P88">Binding endpoints are responsible for defining account information. During the account-creation process, an account may be designated for one-time use. Account names and account passwords each require at least 32 bytes of data.</text:p>
        </text:list-item>
        <text:list-item>
          <text:p text:style-name="P8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26"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6838399484380576460" text:style-name="L2">
        <text:list-item>
          <text:p text:style-name="P90">A binding endpoint defines an Adaptive Echo token. The information must be distributed securely.</text:p>
        </text:list-item>
        <text:list-item>
          <text:p text:style-name="P9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6"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2"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6"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7"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3" text:outline-level="3"><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34" text:outline-level="3"><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26"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6"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6"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8"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665544498399886729" text:style-name="L3">
        <text:list-item>
          <text:p text:style-name="P91">A community is created. The community is defined by a pair of authentication and encryption keys. The keys are derived via the PBKDF2 function.</text:p>
        </text:list-item>
        <text:list-item>
          <text:p text:style-name="P9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6"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5"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2559430077416835815" text:style-name="L4">
        <text:list-item>
          <text:p text:style-name="P96">Permanent public key pairs have been exchanged correctly.</text:p>
        </text:list-item>
        <text:list-item>
          <text:p text:style-name="P96">The <text:span text:style-name="T29">respective </text:span>kernel<text:span text:style-name="T28">s</text:span> remain active during the <text:span text:style-name="T23">exchange</text:span> window.</text:p>
        </text:list-item>
      </text:list>
      <text:p text:style-name="P37">Protocol:</text:p>
      <text:list xml:id="list3634803776414179430" text:style-name="L5">
        <text:list-item>
          <text:p text:style-name="P97">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7"><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7">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7">B generates <text:span text:style-name="T30">private</text:span> authentication and encryption keys.</text:p>
        </text:list-item>
        <text:list-item>
          <text:p text:style-name="P97">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8"><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26"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611256836006889050" text:style-name="L6">
        <text:list-item>
          <text:p text:style-name="P100">If the size of the original data is less than the specified cipher's block size, the original data is re-sized such that its new size is identical to the cipher's block size. A zero-byte pad is applied.</text:p>
        </text:list-item>
        <text:list-item>
          <text:p text:style-name="P99">Append the size of the original data to the <text:span text:style-name="T74">potentially-padded</text:span> container.</text:p>
        </text:list-item>
        <text:list-item>
          <text:p text:style-name="P99">Encrypt the augmented data via the selected cipher and specified mode.</text:p>
        </text:list-item>
        <text:list-item>
          <text:p text:style-name="P99">Compute a keyed-hash of the encrypted container.</text:p>
        </text:list-item>
        <text:list-item>
          <text:p text:style-name="P99">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29"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6">Byte 0: 0 – unsigned file, 1 – signed file</text:p>
          </table:table-cell>
          <table:table-cell table:style-name="Table1.A1" office:value-type="string">
            <text:p text:style-name="P86">Bytes 1 – 64: keyed hash or 64 bytes of zeros</text:p>
          </table:table-cell>
          <table:table-cell table:style-name="Table1.C1" office:value-type="string">
            <text:p text:style-name="P86">Bytes 65 – EOF: encrypted data</text:p>
          </table:table-cell>
        </table:table-row>
      </table:table>
      <text:p text:style-name="P7"/>
      <text:h text:style-name="P136" text:outline-level="3"><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26"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907691118243293077" text:style-name="L7">
        <text:list-item>
          <text:p text:style-name="P93">Generate a cryptographic salt. The size of the salt is configurable.</text:p>
        </text:list-item>
        <text:list-item>
          <text:p text:style-name="P93">Derive a temporary key via the PBKDF2 function. The hash algorithm, iteration count, passphrase (question/answer), and salt are input parameters to the function. All of the aforementioned parameters are configurable.</text:p>
        </text:list-item>
        <text:list-item>
          <text:p text:style-name="P93">Using the temporary key from the previous step, derive a new key via the PBKDF2 function. The previous parameters are also used, however, the temporary key replaces the passphrase (question/answer).</text:p>
        </text:list-item>
        <text:list-item>
          <text:p text:style-name="P9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6"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7"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4141091723177814314" text:style-name="L8">
        <text:list-item>
          <text:p text:style-name="P101">Decide <text:span text:style-name="T127">on </text:span>the interface of the application. That is, Bluetooth, TCP, etc. <text:span text:style-name="T127">Does it require SSL/TLS?</text:span></text:p>
        </text:list-item>
        <text:list-item>
          <text:p text:style-name="P101">Create a local private listener, say 127.0.0.1:4710.</text:p>
        </text:list-item>
        <text:list-item>
          <text:p text:style-name="P101">Enable the passthrough setting on the listener.</text:p>
        </text:list-item>
        <text:list-item>
          <text:p text:style-name="P101">Prepare the pseudo-private credentials via a context menu.</text:p>
        </text:list-item>
        <text:list-item>
          <text:p text:style-name="P101">Distribute the credentials to your partners. Remember, these are not necessarily private credentials. However, let’s consider them as such.</text:p>
        </text:list-item>
        <text:list-item>
          <text:p text:style-name="P101">Initiate the Spot-On kernel process.</text:p>
        </text:list-item>
        <text:list-item>
          <text:p text:style-name="P101">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8" text:outline-level="3"><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7787172560243886826" text:style-name="L9">
        <text:list-item>
          <text:p text:style-name="P102"><text:span text:style-name="T94">Decrypt, via McEliece, c</text:span><text:span text:style-name="T1">1</text:span><text:span text:style-name="T94"> </text:span><text:span text:style-name="T106">to obtain the original message m.</text:span></text:p>
        </text:list-item>
        <text:list-item>
          <text:p text:style-name="P102"><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3">Compute the SHA-512 digest of <text:span text:style-name="T157">e</text:span>.</text:p>
        </text:list-item>
        <text:list-item>
          <text:p text:style-name="P111"><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12"><text:span text:style-name="T94">Compute mcar = c</text:span><text:span text:style-name="T1">2</text:span><text:span text:style-name="T94"> xor </text:span><text:span text:style-name="T111">k</text:span><text:span text:style-name="T6">2</text:span><text:span text:style-name="T94">.</text:span></text:p>
        </text:list-item>
        <text:list-item>
          <text:p text:style-name="P104">Compute the SHA-512 digest of e || mcar.</text:p>
        </text:list-item>
        <text:list-item>
          <text:p text:style-name="P113"><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4"><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784296831031459896" text:style-name="L10">
        <text:list-item>
          <text:p text:style-name="P105">Generate a random vector e of length n. <text:span text:style-name="T165">The vector e will contain t randomly-dispersed ones</text:span>.</text:p>
        </text:list-item>
        <text:list-item>
          <text:p text:style-name="P106">Compute the SHA-512 digest of e || m, where m is the <text:span text:style-name="T158">original</text:span> message.</text:p>
        </text:list-item>
        <text:list-item>
          <text:p text:style-name="P106">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7"><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6">Compute the SHA-512 digest of e.</text:p>
        </text:list-item>
        <text:list-item>
          <text:p text:style-name="P106">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8">Compute c<text:span text:style-name="T1">2</text:span> = <text:span text:style-name="T162">k</text:span><text:span text:style-name="T10">2</text:span> <text:span text:style-name="T153">xor</text:span> m.</text:p>
        </text:list-item>
        <text:list-item>
          <text:p text:style-name="P106">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1347792271978031514" text:style-name="L11">
        <text:list-item>
          <text:p text:style-name="P94"><text:span text:style-name="T110">Decrypt, via McEliece, c</text:span><text:span text:style-name="T11">1</text:span><text:span text:style-name="T110"> </text:span><text:span text:style-name="T106">to obtain the original message m.</text:span></text:p>
        </text:list-item>
        <text:list-item>
          <text:p text:style-name="P94"><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4"><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4"><text:span text:style-name="T117">Compute mcar = c</text:span><text:span text:style-name="T12">2</text:span><text:span text:style-name="T117"> xor </text:span><text:span text:style-name="T111">k</text:span><text:span text:style-name="T6">2</text:span><text:span text:style-name="T117">.</text:span></text:p>
        </text:list-item>
        <text:list-item>
          <text:p text:style-name="P94"><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4"><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8228513393839069004" text:style-name="L12">
        <text:list-item>
          <text:p text:style-name="P110">Generate a random vector e of length n. The vector e will contain t randomly-dispersed ones.</text:p>
        </text:list-item>
        <text:list-item>
          <text:p text:style-name="P109">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9">Compute c<text:span text:style-name="T1">1</text:span> = <text:span text:style-name="T160">k</text:span><text:span text:style-name="T8">1</text:span> <text:span text:style-name="T154">*</text:span><text:span text:style-name="T156"> </text:span><text:span text:style-name="T155">Ĝ</text:span> + e.</text:p>
        </text:list-item>
        <text:list-item>
          <text:p text:style-name="P109">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9">Compute c<text:span text:style-name="T1">2</text:span> = <text:span text:style-name="T162">k</text:span><text:span text:style-name="T10">2</text:span> <text:span text:style-name="T153">xor</text:span> m.</text:p>
        </text:list-item>
        <text:list-item>
          <text:p text:style-name="P109">Transfer c<text:span text:style-name="T1">1</text:span> <text:span text:style-name="T169">and </text:span>c<text:span text:style-name="T1">2</text:span>.</text:p>
        </text:list-item>
      </text:list>
      <text:p text:style-name="P64"/>
      <text:h text:style-name="P139"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6"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0"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1" text:outline-level="3"><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26"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26"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42" text:outline-level="3"><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3" text:outline-level="3"><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30"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31"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4277832297576628134" text:style-name="L13">
        <text:list-item>
          <text:p text:style-name="P125">Alice: </text:p>
          <text:list>
            <text:list-item>
              <text:p text:style-name="P125">Picks random exponents a<text:span text:style-name="T15">2</text:span> and a<text:span text:style-name="T15">3</text:span> </text:p>
            </text:list-item>
            <text:list-item>
              <text:p text:style-name="P125">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5">Bob: </text:p>
          <text:list>
            <text:list-item>
              <text:p text:style-name="P125">Picks random exponents b<text:span text:style-name="T15">2</text:span> and b<text:span text:style-name="T15">3</text:span> </text:p>
            </text:list-item>
            <text:list-item>
              <text:p text:style-name="P125">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5">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5">Picks random exponent r </text:p>
            </text:list-item>
            <text:list-item>
              <text:p text:style-name="P125">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5">Sends Alice g<text:span text:style-name="T15">2b</text:span>, g<text:span text:style-name="T15">3b</text:span>, P<text:span text:style-name="T15">b</text:span> and Q<text:span text:style-name="T15">b</text:span> </text:p>
            </text:list-item>
          </text:list>
        </text:list-item>
        <text:list-item>
          <text:p text:style-name="P125">Alice: </text:p>
          <text:list>
            <text:list-item>
              <text:p text:style-name="P125">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5">Picks random exponent s </text:p>
            </text:list-item>
            <text:list-item>
              <text:p text:style-name="P125">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5">Computes R<text:span text:style-name="T15">a</text:span> = (Q<text:span text:style-name="T15">a</text:span> / Q<text:span text:style-name="T15">b</text:span>) <text:span text:style-name="T16">a</text:span><text:span text:style-name="T15">3</text:span> </text:p>
            </text:list-item>
            <text:list-item>
              <text:p text:style-name="P125">Sends Bob P<text:span text:style-name="T15">a</text:span>, Q<text:span text:style-name="T15">a</text:span> and R<text:span text:style-name="T15">a</text:span> </text:p>
            </text:list-item>
          </text:list>
        </text:list-item>
        <text:list-item>
          <text:p text:style-name="P125">Bob: </text:p>
          <text:list>
            <text:list-item>
              <text:p text:style-name="P125">Computes R<text:span text:style-name="T15">b</text:span> = (Q<text:span text:style-name="T15">a</text:span> / Q<text:span text:style-name="T15">b</text:span>) <text:span text:style-name="T16">b</text:span><text:span text:style-name="T15">3</text:span> </text:p>
            </text:list-item>
            <text:list-item>
              <text:p text:style-name="P125">Computes R<text:span text:style-name="T15">ab</text:span> = R<text:span text:style-name="T15">a</text:span><text:span text:style-name="T16">b</text:span><text:span text:style-name="T15">3</text:span> </text:p>
            </text:list-item>
            <text:list-item>
              <text:p text:style-name="P125">Checks whether R<text:span text:style-name="T15">ab</text:span> == (P<text:span text:style-name="T15">a</text:span> / P<text:span text:style-name="T15">b</text:span>) </text:p>
            </text:list-item>
            <text:list-item>
              <text:p text:style-name="P125">Sends Alice R<text:span text:style-name="T15">b</text:span> </text:p>
            </text:list-item>
          </text:list>
        </text:list-item>
        <text:list-item>
          <text:p text:style-name="P125">Alice: </text:p>
          <text:list>
            <text:list-item>
              <text:p text:style-name="P125">Computes R<text:span text:style-name="T15">ab</text:span> = R<text:span text:style-name="T15">b</text:span><text:span text:style-name="T16">a</text:span><text:span text:style-name="T15">3</text:span> </text:p>
            </text:list-item>
            <text:list-item>
              <text:p text:style-name="P125">Checks whether R<text:span text:style-name="T15">ab</text:span> == (P<text:span text:style-name="T15">a</text:span> / P<text:span text:style-name="T15">b</text:span>) </text:p>
            </text:list-item>
          </text:list>
        </text:list-item>
        <text:list-item>
          <text:p text:style-name="P115">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4" text:outline-level="3"><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5" text:outline-level="3"><text:bookmark-start text:name="__RefHeading___Toc2002_1921997545"/>Surreptitious Forwarding<text:bookmark-end text:name="__RefHeading___Toc2002_1921997545"/></text:h>
      <text:p text:style-name="P82"><text:span text:style-name="T199">The Spot-On e-mail</text:span> methods of Spot-On are vulnerable to surreptitious forwarding. <text:span text:style-name="T198">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0">the concatenated data of message-specific data, symmetric-key data, the recipient’s identity, and the sender’s identity.</text:span></text:p>
      <text:p text:style-name="P81"/>
      <text:h text:style-name="P126"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462902100254817309" text:style-name="L14">
        <text:list-item>
          <text:p text:style-name="P95">A peer generates 128-bit AES and 256-bit SHA-512 keys via the system's cryptographic random number generator.</text:p>
        </text:list-item>
        <text:list-item>
          <text:p text:style-name="P95">Using the destination's public key, the peer encapsulates the two keys via the hybrid cryptographic system.</text:p>
        </text:list-item>
        <text:list-item>
          <text:p text:style-name="P95">The destination peer receives the data, records it, and generates separate keys as in step 1.</text:p>
        </text:list-item>
        <text:list-item>
          <text:p text:style-name="P9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6"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5854672882493963225" text:style-name="L15">
        <text:list-item>
          <text:p text:style-name="P116">The encryption or signature public key is gathered <text:span text:style-name="T57">and stored in </text:span><text:span text:style-name="T39">data_t</text:span><text:span text:style-name="T47">.</text:span></text:p>
        </text:list-item>
        <text:list-item>
          <text:p text:style-name="P117">The SHA-512 digest of the <text:span text:style-name="T58">public </text:span>key is computed <text:span text:style-name="T36">and stored in </text:span><text:span text:style-name="T38">hash</text:span><text:span text:style-name="T46">.</text:span></text:p>
        </text:list-item>
        <text:list-item>
          <text:p text:style-name="P118">For DSA, Elliptic Curve DSA, and ElGamal public keys:</text:p>
          <text:list>
            <text:list-item>
              <text:p text:style-name="P118">gcry_sexp_build(&amp;data_t, 0,</text:p>
              <text:p text:style-name="P118">"(data (flags raw)(value %m))",</text:p>
              <text:p text:style-name="P118">hash_t) is computed.</text:p>
            </text:list-item>
          </text:list>
        </text:list-item>
        <text:list-item>
          <text:p text:style-name="P120">For Edward Curve DSA public keys:</text:p>
          <text:list>
            <text:list-item>
              <text:p text:style-name="P120">gcry_sexp_build(&amp;data_t, 0,</text:p>
              <text:p text:style-name="P120">"(data (flags eddsa)(hash-algo sha512)"</text:p>
              <text:p text:style-name="P120">"(value %b))",</text:p>
              <text:p text:style-name="P120">hash.length(),</text:p>
              <text:p text:style-name="P120">hash.constData()) is computed.</text:p>
            </text:list-item>
          </text:list>
        </text:list-item>
        <text:list-item>
          <text:p text:style-name="P120">For RSA public keys:</text:p>
          <text:list>
            <text:list-item>
              <text:p text:style-name="P120">gcry_sexp_build(&amp;data_t, 0,</text:p>
              <text:p text:style-name="P120">"(data (flags pss)(hash sha512 %b)"</text:p>
              <text:p text:style-name="P120">"(random-override %b))",</text:p>
              <text:p text:style-name="P120">hash.length(),</text:p>
              <text:p text:style-name="P120">hash.constData(),</text:p>
              <text:p text:style-name="P120">random.length(),</text:p>
              <text:p text:style-name="P120">random.constData()) is computed, <text:span text:style-name="T56">where the </text:span>variable <text:span text:style-name="T37">random</text:span><text:span text:style-name="T45"> contains 20 bytes of random data.</text:span></text:p>
            </text:list-item>
          </text:list>
        </text:list-item>
        <text:list-item>
          <text:p text:style-name="P122"><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1229844088154006144" text:style-name="L16">
        <text:list-item>
          <text:p text:style-name="P123"><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9">For DSA, Elliptic Curve DSA, and ElGamal public keys:</text:p>
          <text:list>
            <text:list-item>
              <text:p text:style-name="P119">gcry_sexp_build(&amp;data_t, 0,</text:p>
              <text:p text:style-name="P119">"(data (flags raw)(value %m))",</text:p>
              <text:p text:style-name="P121"><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21">For Edward Curve DSA public keys:</text:p>
          <text:list>
            <text:list-item>
              <text:p text:style-name="P121">gcry_sexp_build(&amp;data_t, 0,</text:p>
              <text:p text:style-name="P121">"(data (flags eddsa)(hash-algo sha512)"</text:p>
              <text:p text:style-name="P121">"(value %b))",</text:p>
              <text:p text:style-name="P121">hash.length(),</text:p>
              <text:p text:style-name="P121">hash.constData()) is computed.</text:p>
            </text:list-item>
          </text:list>
        </text:list-item>
        <text:list-item>
          <text:p text:style-name="P121">For RSA public keys:</text:p>
          <text:list>
            <text:list-item>
              <text:p text:style-name="P121">gcry_sexp_build(&amp;data_t, 0,</text:p>
              <text:p text:style-name="P121">"(data (flags pss)(hash sha512 %b)"</text:p>
              <text:p text:style-name="P121">"(random-override %b))",</text:p>
              <text:p text:style-name="P121">hash.length(),</text:p>
              <text:p text:style-name="P121">hash.constData(),</text:p>
              <text:p text:style-name="P121">random.length(),</text:p>
              <text:p text:style-name="P121"><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4"><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7" text:outline-level="3"><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8"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10-06T11:34:01.492576793</dc:date>
    <meta:editing-duration>P2DT9H44M10S</meta:editing-duration>
    <meta:editing-cycles>614</meta:editing-cycles>
    <meta:generator>LibreOffice/5.1.6.2$Linux_X86_64 LibreOffice_project/10m0$Build-2</meta:generator>
    <meta:document-statistic meta:table-count="1" meta:image-count="0" meta:object-count="0" meta:page-count="41" meta:paragraph-count="332" meta:word-count="5457" meta:character-count="37675" meta:non-whitespace-character-count="32616"/>
  </office:meta>
</office:document-meta>
</file>